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ford</text:p>
      <text:p text:style-name="Standard">REA, not need-blind for intl students but said to be generous.</text:p>
      <text:p text:style-name="Standard"></text:p>
      <text:p text:style-name="Standard">Harvey Mudd</text:p>
      <text:p text:style-name="Standard">ED, very limited FA</text:p>
      <text:p text:style-name="Standard"></text:p>
      <text:p text:style-name="Standard">MIT</text:p>
      <text:p text:style-name="Standard">EA, need-blind for all</text:p>
      <text:p text:style-name="Standard"></text:p>
      <text:p text:style-name="Standard">Cornell</text:p>
      <text:p text:style-name="Standard">ED; FA on a limited basis</text:p>
      <text:p text:style-name="Standard"></text:p>
      <text:p text:style-name="Standard">Caltech </text:p>
      <text:p text:style-name="Standard">235 freshmen/year(10%-12% international) EA, not need-blind;</text:p>
      <text:p text:style-name="Standard">cannot apply for EA if applying for FA</text:p>
      <text:p text:style-name="Standard"></text:p>
      <text:p text:style-name="Standard">Dartmouth</text:p>
      <text:p text:style-name="Standard">ED, need-blind even for intl. Not sure how CS department does.</text:p>
      <text:p text:style-name="Standard"></text:p>
      <text:p text:style-name="Standard">Princeton</text:p>
      <text:p text:style-name="Standard">REA, need-blind for all</text:p>
      <text:p text:style-name="Standard"></text:p>
      <text:p text:style-name="Standard">Harvard</text:p>
      <text:p text:style-name="Standard">REA, need-blind for all</text:p>
      <text:p text:style-name="Standard"></text:p>
      <text:p text:style-name="Standard">Columbia</text:p>
      <text:p text:style-name="Standard">ED, limit FA for intl.</text:p>
      <text:p text:style-name="Standard"></text:p>
      <text:p text:style-name="Standard">Upenn</text:p>
      <text:p text:style-name="Standard">ED, limited FA(100 intl students)</text:p>
      <text:p text:style-name="Standard"></text:p>
      <text:p text:style-name="Standard">Williams College</text:p>
      <text:p text:style-name="Standard">ED deadline Nov, 11th. Generous FA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微软雅黑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imstu </meta:initial-creator>
    <meta:creation-date>2013-08-31T17:15:58</meta:creation-date>
    <dc:date>2013-08-31T17:18:14</dc:date>
    <dc:creator>csimstu </dc:creator>
    <meta:editing-duration>P0D</meta:editing-duration>
    <meta:editing-cycles>1</meta:editing-cycles>
    <meta:document-statistic meta:table-count="0" meta:image-count="0" meta:object-count="0" meta:page-count="1" meta:paragraph-count="33" meta:word-count="87" meta:character-count="548" meta:non-whitespace-character-count="450"/>
    <meta:generator>LibreOffice/3.5$Linux_X86_64 LibreOffice_project/350m1$Build-2</meta:generator>
  </office:meta>
</office:document-meta>
</file>